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4a4a" draw:fill="solid" draw:fill-color="#004a4a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7" style:family="graphic" style:parent-style-name="standard">
      <style:graphic-properties draw:fill="solid" draw:fill-color="#2800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none" draw:fill-color="#004a4a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35pt" fo:font-weight="bold" style:font-size-asian="35pt" style:font-weight-asian="bold" style:font-size-complex="35pt" style:font-weight-complex="bold"/>
    </style:style>
    <style:style style:name="P2" style:family="paragraph">
      <style:text-properties fo:font-size="35pt" fo:font-weight="bold" style:font-size-asian="35pt" style:font-weight-asian="bold" style:font-size-complex="35pt" style:font-weight-complex="bold"/>
    </style:style>
    <style:style style:name="P3" style:family="paragraph">
      <style:text-properties fo:font-family="LMMonoLt10" style:font-pitch="fixed" fo:font-size="35pt" fo:text-shadow="1pt 1pt" fo:font-weight="bold" style:font-size-asian="35pt" style:font-weight-asian="bold" style:font-size-complex="35pt" style:font-weight-complex="bold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style:text-properties fo:font-family="LMMonoLt10" style:font-pitch="fixed" fo:font-size="30pt" fo:text-shadow="1pt 1pt" fo:font-weight="bold" style:font-size-asian="30pt" style:font-weight-asian="bold" style:font-size-complex="30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text-properties fo:text-shadow="1pt 1pt"/>
    </style:style>
    <style:style style:name="P10" style:family="paragraph">
      <style:text-properties fo:color="#ffffff" fo:font-size="25pt" style:font-size-asian="25pt" style:font-size-complex="25pt"/>
    </style:style>
    <style:style style:name="P11" style:family="paragraph">
      <style:text-properties fo:color="#ffffff" fo:font-size="25pt" fo:text-shadow="1pt 1pt" style:font-size-asian="25pt" style:font-size-complex="25pt"/>
    </style:style>
    <style:style style:name="P12" style:family="paragraph">
      <style:paragraph-properties fo:text-align="center"/>
      <style:text-properties fo:font-size="40pt" fo:text-shadow="1pt 1pt" style:font-size-asian="40pt" style:font-size-complex="40pt"/>
    </style:style>
    <style:style style:name="P13" style:family="paragraph">
      <style:paragraph-properties fo:text-align="center"/>
      <style:text-properties fo:color="#ffffff" fo:font-size="40pt" fo:text-shadow="1pt 1pt" style:font-size-asian="40pt" style:font-size-complex="40pt"/>
    </style:style>
    <style:style style:name="P14" style:family="paragraph">
      <style:paragraph-properties fo:text-align="center"/>
      <style:text-properties fo:color="#000000" fo:font-size="60pt" fo:text-shadow="1pt 1pt" style:font-size-asian="60pt" style:font-size-complex="60pt"/>
    </style:style>
    <style:style style:name="P15" style:family="paragraph">
      <style:paragraph-properties fo:text-align="center"/>
      <style:text-properties fo:font-size="30pt" fo:text-shadow="1pt 1pt" style:font-size-asian="30pt" style:font-size-complex="30pt"/>
    </style:style>
    <style:style style:name="P16" style:family="paragraph">
      <style:paragraph-properties fo:text-align="center"/>
      <style:text-properties fo:color="#ffffff" fo:font-size="30pt" fo:text-shadow="1pt 1pt" style:font-size-asian="30pt" style:font-size-complex="30pt"/>
    </style:style>
    <style:style style:name="P17" style:family="paragraph">
      <style:text-properties fo:font-size="30pt" fo:text-shadow="1pt 1pt" fo:font-weight="bold" style:font-size-asian="30pt" style:font-weight-asian="bold" style:font-size-complex="30pt" style:font-weight-complex="bold"/>
    </style:style>
    <style:style style:name="P18" style:family="paragraph">
      <style:paragraph-properties fo:text-align="justify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0" style:family="paragraph">
      <style:paragraph-properties fo:text-align="center"/>
      <style:text-properties fo:font-family="LMMonoLt10" style:font-pitch="fixed" fo:font-size="50pt" fo:text-shadow="1pt 1pt" fo:font-weight="bold" style:font-size-asian="50pt" style:font-weight-asian="bold" style:font-size-complex="50pt" style:font-weight-complex="bold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000000" fo:font-size="60pt" style:font-size-asian="60pt" style:font-size-complex="60pt"/>
    </style:style>
    <style:style style:name="T8" style:family="text">
      <style:text-properties fo:color="#ffffff" fo:font-size="30pt" style:font-size-asian="30pt" style:font-size-complex="3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style:text-position="super 58%" fo:font-size="30pt" style:font-size-asian="30pt" style:font-size-complex="30pt"/>
    </style:style>
    <style:style style:name="T11" style:family="text">
      <style:text-properties style:text-position="33% 58%" fo:font-size="30pt" style:font-size-asian="30pt" style:font-size-complex="30pt"/>
    </style:style>
    <style:style style:name="T12" style:family="text">
      <style:text-properties style:text-position="0% 100%" fo:font-size="30pt" style:font-size-asian="30pt" style:font-size-complex="30pt"/>
    </style:style>
    <style:style style:name="T13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6cm" svg:height="4.391cm" svg:x="1.736cm" svg:y="0.71cm">
          <draw:text-box>
            <text:p text:style-name="P1"><text:span text:style-name="T1">Partial Simdization in LLVM 3.1</text:span></text:p>
            <text:p text:style-name="P2"><text:span text:style-name="T1">Compiler using Dynamic Programming</text:span></text:p>
            <text:p text:style-name="P2"><text:span text:style-name="T1"/></text:p>
          </draw:text-box>
        </draw:frame>
        <draw:frame draw:style-name="gr1" draw:text-style-name="P6" draw:layer="layout" svg:width="26cm" svg:height="4.975cm" svg:x="1.261cm" svg:y="13.799cm">
          <draw:text-box>
            <text:p text:style-name="P4"><text:span text:style-name="T2">by</text:span></text:p>
            <text:p text:style-name="P5"><text:span text:style-name="T2">Anuradha Talur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JC09CS110</text:span></text:p>
            <text:p text:style-name="P5"><text:span text:style-name="T2">Pradeep Kashyap 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JC10CS403</text:span></text:p>
            <text:p text:style-name="P5"><text:span text:style-name="T2">Vinay V Vasist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JC09CS120</text:span></text:p>
          </draw:text-box>
        </draw:frame>
        <draw:frame draw:style-name="gr1" draw:text-style-name="P6" draw:layer="layout" svg:width="26cm" svg:height="6.156cm" svg:x="1.214cm" svg:y="5.79cm">
          <draw:text-box>
            <text:p text:style-name="P4"><text:span text:style-name="T2">Under the Guidance of</text:span></text:p>
            <text:p text:style-name="P4"><text:span text:style-name="T2"/></text:p>
            <text:p text:style-name="P4"><text:span text:style-name="T2">Mrs. M A Anusuya</text:span></text:p>
            <text:p text:style-name="P4"><text:span text:style-name="T2">(Assistant Professor)</text:span></text:p>
            <text:p text:style-name="P4"><text:span text:style-name="T2">Dept. Of Computer Science &amp; Engg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3" draw:layer="layout" svg:width="10cm" svg:height="1.631cm" svg:x="9.4cm" svg:y="0.568cm">
          <draw:text-box>
            <text:p text:style-name="P2"><text:span text:style-name="T1">INTRODUCTION</text:span></text:p>
          </draw:text-box>
        </draw:frame>
        <draw:frame draw:style-name="gr1" draw:text-style-name="P6" draw:id="id1" draw:layer="layout" svg:width="24.5cm" svg:height="3.794cm" svg:x="2cm" svg:y="3.7cm">
          <draw:text-box>
            <text:p text:style-name="P5"><text:span text:style-name="T2">SIMD (s</text:span><text:span text:style-name="T3">ingle</text:span><text:span text:style-name="T2"> I</text:span><text:span text:style-name="T3">nstruction</text:span><text:span text:style-name="T2"> M</text:span><text:span text:style-name="T3">ultiple</text:span><text:span text:style-name="T2"> D</text:span><text:span text:style-name="T3">ata)</text:span></text:p>
            <text:p text:style-name="P5"><text:span text:style-name="T3"><text:tab/></text:span><text:span text:style-name="T3">Single instruction applied on multiple data objec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5s" smil:dur="0.0005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10cm" svg:height="1.631cm" svg:x="9.4cm" svg:y="0.568cm">
          <draw:text-box>
            <text:p text:style-name="P2"><text:span text:style-name="T1">INTRODUCTION</text:span></text:p>
          </draw:text-box>
        </draw:frame>
        <draw:g draw:id="id6">
          <draw:custom-shape draw:style-name="gr3" draw:text-style-name="P8" draw:layer="layout" svg:width="3.184cm" svg:height="3.184cm" draw:transform="skewX (-0.000349065850398856) rotate (2.3561944901919) translate (4.91cm 9.73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3cm" svg:height="3.183cm" draw:transform="rotate (2.3561944901919) translate (8.095cm 9.65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4cm" svg:height="3.184cm" svg:x="4.918cm" svg:y="8.072cm">
            <text:p/>
            <draw:enhanced-geometry svg:viewBox="0 0 21600 21600" draw:type="rectangle" draw:enhanced-path="M 0 0 L 21600 0 21600 21600 0 21600 0 0 Z N"/>
          </draw:custom-shape>
        </draw:g>
        <draw:g draw:id="id7">
          <draw:custom-shape draw:style-name="gr4" draw:text-style-name="P8" draw:layer="layout" svg:width="0.716cm" svg:height="0.701cm" svg:x="10.821cm" svg:y="4.1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7cm" svg:height="0.7cm" svg:x="10.022cm" svg:y="4.87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6cm" svg:height="0.7cm" svg:x="9.226cm" svg:y="5.49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5" draw:text-style-name="P9" draw:id="id8" draw:layer="layout" svg:width="0.751cm" svg:height="1.187cm" svg:x="6.923cm" svg:y="7.793cm">
          <draw:text-box>
            <text:p/>
          </draw:text-box>
        </draw:frame>
        <draw:frame draw:style-name="gr6" draw:text-style-name="P11" draw:id="id9" draw:layer="layout" svg:width="3.097cm" svg:height="1.233cm" svg:x="5.492cm" svg:y="7.692cm">
          <draw:text-box>
            <text:p text:style-name="P10"><text:span text:style-name="T4">SISD</text:span></text:p>
          </draw:text-box>
        </draw:frame>
        <draw:g draw:id="id10">
          <draw:custom-shape draw:style-name="gr7" draw:text-style-name="P8" draw:layer="layout" svg:width="0.729cm" svg:height="0.729cm" svg:x="6.092cm" svg:y="11.53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6.092cm" svg:y="12.50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6.092cm" svg:y="13.482cm">
            <text:p/>
            <draw:enhanced-geometry svg:viewBox="0 0 21600 21600" draw:type="rectangle" draw:enhanced-path="M 0 0 L 21600 0 21600 21600 0 21600 0 0 Z N"/>
          </draw:custom-shape>
        </draw:g>
        <draw:g draw:id="id11">
          <draw:custom-shape draw:style-name="gr3" draw:text-style-name="P8" draw:layer="layout" svg:width="3.184cm" svg:height="3.183cm" draw:transform="skewX (0.000349065850398834) rotate (2.3561944901919) translate (4.911cm 9.73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4cm" svg:height="3.183cm" draw:transform="skewX (0.000349065850398834) rotate (2.3561944901919) translate (8.096cm 9.65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3cm" svg:height="3.184cm" svg:x="4.919cm" svg:y="8.073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9" draw:id="id12" draw:layer="layout" svg:width="0.751cm" svg:height="1.187cm" svg:x="6.924cm" svg:y="7.794cm">
          <draw:text-box>
            <text:p/>
          </draw:text-box>
        </draw:frame>
        <draw:frame draw:style-name="gr6" draw:text-style-name="P11" draw:id="id13" draw:layer="layout" svg:width="3.097cm" svg:height="1.233cm" svg:x="5.493cm" svg:y="7.692cm">
          <draw:text-box>
            <text:p text:style-name="P10"><text:span text:style-name="T4">SISD</text:span></text:p>
          </draw:text-box>
        </draw:frame>
        <draw:g draw:id="id14">
          <draw:custom-shape draw:style-name="gr8" draw:text-style-name="P8" draw:layer="layout" svg:width="0.729cm" svg:height="0.729cm" svg:x="1.284cm" svg:y="4.0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2.096cm" svg:y="4.7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2.908cm" svg:y="5.3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2.908cm" svg:y="5.3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1.285cm" svg:y="4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729cm" svg:height="0.729cm" svg:x="2.097cm" svg:y="4.7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2.909cm" svg:y="5.3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729cm" svg:height="0.729cm" svg:x="2.909cm" svg:y="5.397cm">
            <text:p/>
            <draw:enhanced-geometry svg:viewBox="0 0 21600 21600" draw:type="rectangle" draw:enhanced-path="M 0 0 L 21600 0 21600 21600 0 21600 0 0 Z N"/>
          </draw:custom-shape>
        </draw:g>
        <draw:g draw:id="id15">
          <draw:custom-shape draw:style-name="gr7" draw:text-style-name="P8" draw:layer="layout" svg:width="0.729cm" svg:height="0.729cm" svg:x="6.093cm" svg:y="11.5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6.093cm" svg:y="12.50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6.093cm" svg:y="13.4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6.094cm" svg:y="13.483cm">
            <text:p/>
            <draw:enhanced-geometry svg:viewBox="0 0 21600 21600" draw:type="rectangle" draw:enhanced-path="M 0 0 L 21600 0 21600 21600 0 21600 0 0 Z N"/>
          </draw:custom-shape>
        </draw:g>
        <draw:g draw:id="id16">
          <draw:custom-shape draw:style-name="gr3" draw:text-style-name="P8" draw:layer="layout" svg:width="3.184cm" svg:height="3.184cm" draw:transform="skewX (-0.000349065850398856) rotate (2.3561944901919) translate (18.441cm 9.46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3cm" svg:height="3.183cm" draw:transform="rotate (2.3561944901919) translate (21.626cm 9.38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4cm" svg:height="3.184cm" svg:x="18.449cm" svg:y="7.801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id="id17" draw:layer="layout" svg:width="0.729cm" svg:height="0.729cm" svg:x="14.815cm" svg:y="3.7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0.729cm" svg:height="0.729cm" svg:x="15.627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0.729cm" svg:height="0.729cm" svg:x="16.439cm" svg:y="5.125cm">
          <text:p/>
          <draw:enhanced-geometry svg:viewBox="0 0 21600 21600" draw:type="rectangle" draw:enhanced-path="M 0 0 L 21600 0 21600 21600 0 21600 0 0 Z N"/>
        </draw:custom-shape>
        <draw:g draw:id="id20">
          <draw:custom-shape draw:style-name="gr4" draw:text-style-name="P8" draw:layer="layout" svg:width="0.716cm" svg:height="0.701cm" svg:x="23.752cm" svg:y="3.2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7cm" svg:height="0.7cm" svg:x="22.953cm" svg:y="4.0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6cm" svg:height="0.7cm" svg:x="22.157cm" svg:y="4.62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5" draw:text-style-name="P9" draw:id="id21" draw:layer="layout" svg:width="0.751cm" svg:height="1.187cm" svg:x="20.454cm" svg:y="7.522cm">
          <draw:text-box>
            <text:p/>
          </draw:text-box>
        </draw:frame>
        <draw:frame draw:style-name="gr6" draw:text-style-name="P11" draw:id="id22" draw:layer="layout" svg:width="3.097cm" svg:height="1.233cm" svg:x="19.023cm" svg:y="7.421cm">
          <draw:text-box>
            <text:p text:style-name="P10"><text:span text:style-name="T4">SISD</text:span></text:p>
          </draw:text-box>
        </draw:frame>
        <draw:custom-shape draw:style-name="gr8" draw:text-style-name="P8" draw:id="id23" draw:layer="layout" svg:width="0.729cm" svg:height="0.729cm" svg:x="16.439cm" svg:y="5.125cm">
          <text:p/>
          <draw:enhanced-geometry svg:viewBox="0 0 21600 21600" draw:type="rectangle" draw:enhanced-path="M 0 0 L 21600 0 21600 21600 0 21600 0 0 Z N"/>
        </draw:custom-shape>
        <draw:g draw:id="id24">
          <draw:custom-shape draw:style-name="gr7" draw:text-style-name="P8" draw:layer="layout" svg:width="0.729cm" svg:height="0.729cm" svg:x="19.623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9.623cm" svg:y="12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9.623cm" svg:y="13.211cm">
            <text:p/>
            <draw:enhanced-geometry svg:viewBox="0 0 21600 21600" draw:type="rectangle" draw:enhanced-path="M 0 0 L 21600 0 21600 21600 0 21600 0 0 Z N"/>
          </draw:custom-shape>
        </draw:g>
        <draw:g draw:id="id25">
          <draw:custom-shape draw:style-name="gr3" draw:text-style-name="P8" draw:layer="layout" svg:width="3.184cm" svg:height="3.183cm" draw:transform="skewX (0.000349065850398834) rotate (2.3561944901919) translate (18.442cm 9.46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4cm" svg:height="3.183cm" draw:transform="skewX (0.000349065850398834) rotate (2.3561944901919) translate (21.627cm 9.38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183cm" svg:height="3.184cm" svg:x="18.45cm" svg:y="7.802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id="id26" draw:layer="layout" svg:width="0.729cm" svg:height="0.729cm" svg:x="15.628cm" svg:y="4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0.729cm" svg:height="0.729cm" svg:x="16.44cm" svg:y="5.12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id="id28" draw:layer="layout" svg:width="0.751cm" svg:height="1.187cm" svg:x="20.455cm" svg:y="7.523cm">
          <draw:text-box>
            <text:p/>
          </draw:text-box>
        </draw:frame>
        <draw:frame draw:style-name="gr6" draw:text-style-name="P11" draw:id="id29" draw:layer="layout" svg:width="3.097cm" svg:height="1.233cm" svg:x="19.024cm" svg:y="7.421cm">
          <draw:text-box>
            <text:p text:style-name="P10"><text:span text:style-name="T4">SIMD</text:span></text:p>
          </draw:text-box>
        </draw:frame>
        <draw:custom-shape draw:style-name="gr8" draw:text-style-name="P8" draw:id="id30" draw:layer="layout" svg:width="0.729cm" svg:height="0.729cm" svg:x="16.44cm" svg:y="5.126cm">
          <text:p/>
          <draw:enhanced-geometry svg:viewBox="0 0 21600 21600" draw:type="rectangle" draw:enhanced-path="M 0 0 L 21600 0 21600 21600 0 21600 0 0 Z N"/>
        </draw:custom-shape>
        <draw:g draw:id="id31">
          <draw:custom-shape draw:style-name="gr7" draw:text-style-name="P8" draw:layer="layout" svg:width="0.729cm" svg:height="0.729cm" svg:x="19.624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9.624cm" svg:y="12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9.624cm" svg:y="13.212cm">
            <text:p/>
            <draw:enhanced-geometry svg:viewBox="0 0 21600 21600" draw:type="rectangle" draw:enhanced-path="M 0 0 L 21600 0 21600 21600 0 21600 0 0 Z N"/>
          </draw:custom-shape>
        </draw:g>
        <draw:g draw:id="id32">
          <draw:custom-shape draw:style-name="gr4" draw:text-style-name="P8" draw:layer="layout" svg:width="0.716cm" svg:height="0.7cm" svg:x="24.549cm" svg:y="4.00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7cm" svg:height="0.7cm" svg:x="23.75cm" svg:y="4.70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6cm" svg:height="0.701cm" svg:x="22.954cm" svg:y="5.33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id="id33">
          <draw:custom-shape draw:style-name="gr4" draw:text-style-name="P8" draw:layer="layout" svg:width="0.716cm" svg:height="0.7cm" svg:x="25.347cm" svg:y="4.7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7cm" svg:height="0.7cm" svg:x="24.548cm" svg:y="5.48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8" draw:layer="layout" svg:width="0.716cm" svg:height="0.701cm" svg:x="23.752cm" svg:y="6.11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id="id34">
          <draw:custom-shape draw:style-name="gr7" draw:text-style-name="P8" draw:layer="layout" svg:width="0.729cm" svg:height="0.729cm" svg:x="20.653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3cm" svg:y="12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3cm" svg:y="13.211cm">
            <text:p/>
            <draw:enhanced-geometry svg:viewBox="0 0 21600 21600" draw:type="rectangle" draw:enhanced-path="M 0 0 L 21600 0 21600 21600 0 21600 0 0 Z N"/>
          </draw:custom-shape>
        </draw:g>
        <draw:g draw:id="id35">
          <draw:custom-shape draw:style-name="gr7" draw:text-style-name="P8" draw:layer="layout" svg:width="0.729cm" svg:height="0.729cm" svg:x="20.654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4cm" svg:y="12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4cm" svg:y="13.212cm">
            <text:p/>
            <draw:enhanced-geometry svg:viewBox="0 0 21600 21600" draw:type="rectangle" draw:enhanced-path="M 0 0 L 21600 0 21600 21600 0 21600 0 0 Z N"/>
          </draw:custom-shape>
        </draw:g>
        <draw:g draw:id="id36">
          <draw:custom-shape draw:style-name="gr7" draw:text-style-name="P8" draw:layer="layout" svg:width="0.729cm" svg:height="0.729cm" svg:x="18.553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8.553cm" svg:y="12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8.553cm" svg:y="13.211cm">
            <text:p/>
            <draw:enhanced-geometry svg:viewBox="0 0 21600 21600" draw:type="rectangle" draw:enhanced-path="M 0 0 L 21600 0 21600 21600 0 21600 0 0 Z N"/>
          </draw:custom-shape>
        </draw:g>
        <draw:g draw:id="id37">
          <draw:custom-shape draw:style-name="gr7" draw:text-style-name="P8" draw:layer="layout" svg:width="0.729cm" svg:height="0.729cm" svg:x="18.554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8.554cm" svg:y="12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18.554cm" svg:y="13.2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9" draw:id="id2" draw:layer="layout" svg:width="11.623cm" svg:height="3.197cm" svg:x="2.032cm" svg:y="15.686cm">
          <draw:text-box>
            <text:p><text:span text:style-name="T5">Instruction</text:span></text:p>
            <text:p><text:span text:style-name="T5">Data </text:span></text:p>
            <text:p><text:span text:style-name="T5">Result</text:span></text:p>
          </draw:text-box>
        </draw:frame>
        <draw:g draw:id="id38">
          <draw:custom-shape draw:style-name="gr7" draw:text-style-name="P8" draw:layer="layout" svg:width="0.729cm" svg:height="0.729cm" svg:x="20.653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3cm" svg:y="12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3cm" svg:y="13.211cm">
            <text:p/>
            <draw:enhanced-geometry svg:viewBox="0 0 21600 21600" draw:type="rectangle" draw:enhanced-path="M 0 0 L 21600 0 21600 21600 0 21600 0 0 Z N"/>
          </draw:custom-shape>
        </draw:g>
        <draw:g draw:id="id39">
          <draw:custom-shape draw:style-name="gr7" draw:text-style-name="P8" draw:layer="layout" svg:width="0.729cm" svg:height="0.729cm" svg:x="20.654cm" svg:y="11.2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4cm" svg:y="12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729cm" svg:height="0.729cm" svg:x="20.654cm" svg:y="13.212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id="id3" draw:layer="layout" svg:width="0.729cm" svg:height="0.729cm" svg:x="1.017cm" svg:y="15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id="id4" draw:layer="layout" svg:width="0.717cm" svg:height="0.7cm" svg:x="1.097cm" svg:y="16.9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8" draw:id="id5" draw:layer="layout" svg:width="0.729cm" svg:height="0.729cm" svg:x="1.121cm" svg:y="17.7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6" draw:id="id40" draw:layer="layout" svg:width="24.5cm" svg:height="1.432cm" svg:x="1.5cm" svg:y="2.7cm">
          <draw:text-box>
            <text:p text:style-name="P5"><text:span text:style-name="T2">SIMDization / Vectorization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INTRODUCTION</text:span></text:p>
          </draw:text-box>
        </draw:frame>
        <draw:custom-shape draw:style-name="gr10" draw:text-style-name="P13" draw:id="id41" draw:layer="layout" svg:width="1.512cm" svg:height="1.464cm" svg:x="6.729cm" svg:y="6.788cm">
          <text:p text:style-name="P12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42" draw:layer="layout" svg:width="1.512cm" svg:height="1.464cm" svg:x="11.429cm" svg:y="6.788cm">
          <text:p text:style-name="P12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43" draw:layer="layout" svg:width="1.512cm" svg:height="1.464cm" svg:x="13.729cm" svg:y="6.7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44" draw:layer="layout" svg:width="1.512cm" svg:height="1.464cm" svg:x="16.329cm" svg:y="6.788cm">
          <text:p text:style-name="P12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45" draw:layer="layout" svg:width="1.512cm" svg:height="1.464cm" svg:x="8.929cm" svg:y="6.6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46" draw:layer="layout" svg:width="1.512cm" svg:height="1.464cm" svg:x="6.729cm" svg:y="9.488cm">
          <text:p text:style-name="P12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47" draw:layer="layout" svg:width="1.512cm" svg:height="1.464cm" svg:x="11.429cm" svg:y="9.488cm">
          <text:p text:style-name="P12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48" draw:layer="layout" svg:width="1.512cm" svg:height="1.464cm" svg:x="13.729cm" svg:y="9.4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49" draw:layer="layout" svg:width="1.512cm" svg:height="1.464cm" svg:x="16.329cm" svg:y="9.488cm">
          <text:p text:style-name="P12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50" draw:layer="layout" svg:width="1.512cm" svg:height="1.464cm" svg:x="8.929cm" svg:y="9.3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1" draw:layer="layout" svg:width="1.512cm" svg:height="1.464cm" svg:x="6.729cm" svg:y="12.288cm">
          <text:p text:style-name="P12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2" draw:layer="layout" svg:width="1.512cm" svg:height="1.464cm" svg:x="11.429cm" svg:y="12.288cm">
          <text:p text:style-name="P12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53" draw:layer="layout" svg:width="1.512cm" svg:height="1.464cm" svg:x="13.729cm" svg:y="12.2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4" draw:layer="layout" svg:width="1.512cm" svg:height="1.464cm" svg:x="16.329cm" svg:y="12.288cm">
          <text:p text:style-name="P12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55" draw:layer="layout" svg:width="1.512cm" svg:height="1.464cm" svg:x="8.929cm" svg:y="12.1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6" draw:layer="layout" svg:width="1.512cm" svg:height="1.464cm" svg:x="6.729cm" svg:y="14.988cm">
          <text:p text:style-name="P12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7" draw:layer="layout" svg:width="1.512cm" svg:height="1.464cm" svg:x="11.429cm" svg:y="14.988cm">
          <text:p text:style-name="P12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58" draw:layer="layout" svg:width="1.512cm" svg:height="1.464cm" svg:x="13.729cm" svg:y="14.9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59" draw:layer="layout" svg:width="1.512cm" svg:height="1.464cm" svg:x="16.329cm" svg:y="14.988cm">
          <text:p text:style-name="P12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60" draw:layer="layout" svg:width="1.512cm" svg:height="1.464cm" svg:x="8.929cm" svg:y="14.8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1" draw:text-style-name="P14" draw:id="id74" draw:layer="layout" svg:width="1.512cm" svg:height="1.464cm" svg:x="9.529cm" svg:y="9.5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id="id70" draw:layer="layout" svg:width="1.751cm" svg:height="2.283cm" svg:x="2.507cm" svg:y="9.434cm">
          <text:p text:style-name="P15"><text:span text:style-name="T8">R1</text:span></text:p>
          <text:p text:style-name="P15"><text:span text:style-name="T8">128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id="id71" draw:layer="layout" svg:width="1.751cm" svg:height="2.283cm" svg:x="7.108cm" svg:y="9.435cm">
          <text:p text:style-name="P15"><text:span text:style-name="T8">R2</text:span></text:p>
          <text:p text:style-name="P15"><text:span text:style-name="T8">128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id="id72" draw:layer="layout" svg:width="1.751cm" svg:height="2.283cm" svg:x="12.109cm" svg:y="9.436cm">
          <text:p text:style-name="P15"><text:span text:style-name="T8">R3</text:span></text:p>
          <text:p text:style-name="P15"><text:span text:style-name="T8">128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73" draw:layer="layout" svg:width="1.512cm" svg:height="1.464cm" svg:x="4.729cm" svg:y="9.5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5cm" svg:height="1.432cm" svg:x="1.5cm" svg:y="2.7cm">
          <draw:text-box>
            <text:p text:style-name="P5"><text:span text:style-name="T2">SIMDization / Vectorization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INTRODUCTION</text:span></text:p>
          </draw:text-box>
        </draw:frame>
        <draw:g>
          <draw:g>
            <draw:custom-shape draw:style-name="gr3" draw:text-style-name="P8" draw:layer="layout" svg:width="3.184cm" svg:height="3.184cm" draw:transform="skewX (-0.000349065850398856) rotate (2.3561944901919) translate (20.391cm 12.448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3.183cm" svg:height="3.183cm" draw:transform="rotate (2.3561944901919) translate (23.576cm 12.366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3.184cm" svg:height="3.184cm" svg:x="20.399cm" svg:y="10.78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9" draw:layer="layout" svg:width="0.751cm" svg:height="1.187cm" svg:x="22.404cm" svg:y="11.107cm">
            <draw:text-box>
              <text:p/>
            </draw:text-box>
          </draw:frame>
          <draw:frame draw:style-name="gr6" draw:text-style-name="P11" draw:layer="layout" svg:width="3.097cm" svg:height="2.215cm" svg:x="20.973cm" svg:y="11.006cm">
            <draw:text-box>
              <text:p text:style-name="P10"><text:span text:style-name="T4">ALU</text:span></text:p>
              <text:p text:style-name="P10"><text:span text:style-name="T4"/></text:p>
            </draw:text-box>
          </draw:frame>
          <draw:frame draw:style-name="gr5" draw:text-style-name="P9" draw:layer="layout" svg:width="0.751cm" svg:height="1.187cm" svg:x="22.405cm" svg:y="11.108cm">
            <draw:text-box>
              <text:p/>
            </draw:text-box>
          </draw:frame>
        </draw:g>
        <draw:custom-shape draw:style-name="gr10" draw:text-style-name="P13" draw:id="id61" draw:layer="layout" svg:width="1.512cm" svg:height="1.464cm" svg:x="2.529cm" svg:y="5.088cm">
          <text:p text:style-name="P12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62" draw:layer="layout" svg:width="1.512cm" svg:height="1.464cm" svg:x="7.229cm" svg:y="5.088cm">
          <text:p text:style-name="P12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63" draw:layer="layout" svg:width="1.512cm" svg:height="1.464cm" svg:x="9.529cm" svg:y="5.0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64" draw:layer="layout" svg:width="1.512cm" svg:height="1.464cm" svg:x="12.129cm" svg:y="5.088cm">
          <text:p text:style-name="P12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65" draw:layer="layout" svg:width="1.512cm" svg:height="1.464cm" svg:x="4.729cm" svg:y="4.8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line draw:style-name="gr12" draw:text-style-name="P8" draw:id="id67" draw:layer="layout" svg:x1="3.396cm" svg:y1="6.552cm" svg:x2="3.396cm" svg:y2="9.434cm">
          <text:p/>
        </draw:line>
        <draw:line draw:style-name="gr12" draw:text-style-name="P8" draw:id="id68" draw:layer="layout" svg:x1="7.996cm" svg:y1="6.552cm" svg:x2="7.996cm" svg:y2="9.434cm">
          <text:p/>
        </draw:line>
        <draw:line draw:style-name="gr12" draw:text-style-name="P8" draw:id="id69" draw:layer="layout" svg:x1="12.996cm" svg:y1="6.552cm" svg:x2="12.996cm" svg:y2="9.434cm">
          <text:p/>
        </draw:line>
        <draw:custom-shape draw:style-name="gr11" draw:text-style-name="P14" draw:id="id66" draw:layer="layout" svg:width="1.512cm" svg:height="1.464cm" svg:x="9.529cm" svg:y="5.0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4" svg:path="m0.0106785714285714-0.010047619047619 0.356035714285714-0.0314761904761905-0.0135 0.0022380952380952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1" svg:path="m-0.00335714285714286-0.0040952380952381 0.686785714285714-0.18452380952381-0.168428571428571 0.2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2" svg:path="m-0.00307142857142857-0.0131904761904762 0.49775-0.16647619047619-0.172107142857143 0.200142857142857h0.00339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3" svg:path="m-0.00353571428571429 0.00352380952380952 0.597357142857143 0.21823809523809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0" svg:path="m0.000616116554925221 0.00497971498756496 0.666507117070655 0.327228292214034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6" draw:id="id75" draw:layer="layout" svg:width="24.5cm" svg:height="1.432cm" svg:x="1.5cm" svg:y="2.7cm">
          <draw:text-box>
            <text:p text:style-name="P5"><text:span text:style-name="T2">SIMDization / Vectorization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INTRODUCTION</text:span></text:p>
          </draw:text-box>
        </draw:frame>
        <draw:custom-shape draw:style-name="gr10" draw:text-style-name="P13" draw:id="id76" draw:layer="layout" svg:width="1.512cm" svg:height="1.464cm" svg:x="15.629cm" svg:y="4.388cm">
          <text:p text:style-name="P12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77" draw:layer="layout" svg:width="1.512cm" svg:height="1.464cm" svg:x="20.329cm" svg:y="4.288cm">
          <text:p text:style-name="P12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78" draw:layer="layout" svg:width="1.512cm" svg:height="1.464cm" svg:x="22.629cm" svg:y="4.2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79" draw:layer="layout" svg:width="1.512cm" svg:height="1.464cm" svg:x="25.229cm" svg:y="4.288cm">
          <text:p text:style-name="P12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80" draw:layer="layout" svg:width="1.512cm" svg:height="1.464cm" svg:x="17.829cm" svg:y="4.1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1" draw:layer="layout" svg:width="1.512cm" svg:height="1.464cm" svg:x="15.629cm" svg:y="6.988cm">
          <text:p text:style-name="P12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2" draw:layer="layout" svg:width="1.512cm" svg:height="1.464cm" svg:x="20.329cm" svg:y="6.988cm">
          <text:p text:style-name="P12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83" draw:layer="layout" svg:width="1.512cm" svg:height="1.464cm" svg:x="22.629cm" svg:y="6.9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4" draw:layer="layout" svg:width="1.512cm" svg:height="1.464cm" svg:x="25.229cm" svg:y="6.988cm">
          <text:p text:style-name="P12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85" draw:layer="layout" svg:width="1.512cm" svg:height="1.464cm" svg:x="17.829cm" svg:y="6.8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6" draw:layer="layout" svg:width="1.512cm" svg:height="1.464cm" svg:x="15.629cm" svg:y="9.788cm">
          <text:p text:style-name="P12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7" draw:layer="layout" svg:width="1.512cm" svg:height="1.464cm" svg:x="20.329cm" svg:y="9.788cm">
          <text:p text:style-name="P12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88" draw:layer="layout" svg:width="1.512cm" svg:height="1.464cm" svg:x="22.629cm" svg:y="9.7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89" draw:layer="layout" svg:width="1.512cm" svg:height="1.464cm" svg:x="25.229cm" svg:y="9.788cm">
          <text:p text:style-name="P12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90" draw:layer="layout" svg:width="1.512cm" svg:height="1.464cm" svg:x="17.829cm" svg:y="9.6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91" draw:layer="layout" svg:width="1.512cm" svg:height="1.464cm" svg:x="15.629cm" svg:y="12.488cm">
          <text:p text:style-name="P12"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92" draw:layer="layout" svg:width="1.512cm" svg:height="1.464cm" svg:x="20.329cm" svg:y="12.488cm">
          <text:p text:style-name="P12">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93" draw:layer="layout" svg:width="1.512cm" svg:height="1.464cm" svg:x="22.629cm" svg:y="12.48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94" draw:layer="layout" svg:width="1.512cm" svg:height="1.464cm" svg:x="25.229cm" svg:y="12.488cm">
          <text:p text:style-name="P12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95" draw:layer="layout" svg:width="1.512cm" svg:height="1.464cm" svg:x="17.829cm" svg:y="12.3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98" draw:layer="layout" svg:width="1.981cm" svg:height="1.464cm" svg:x="1.504cm" svg:y="7.684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99" draw:layer="layout" svg:width="1.98cm" svg:height="1.464cm" svg:x="3.6cm" svg:y="7.684cm">
          <text:p text:style-name="P13">d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0" draw:layer="layout" svg:width="1.98cm" svg:height="1.464cm" svg:x="5.69cm" svg:y="7.684cm">
          <text:p text:style-name="P13">g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1" draw:layer="layout" svg:width="1.981cm" svg:height="1.464cm" svg:x="7.752cm" svg:y="7.684cm">
          <text:p text:style-name="P13">j</text:p>
          <draw:enhanced-geometry svg:viewBox="0 0 21600 21600" draw:type="rectangle" draw:enhanced-path="M 0 0 L 21600 0 21600 21600 0 21600 0 0 Z N"/>
        </draw:custom-shape>
        <draw:frame draw:style-name="gr9" draw:text-style-name="P17" draw:id="id102" draw:layer="layout" svg:width="2.929cm" svg:height="1.432cm" svg:x="10.072cm" svg:y="7.707cm">
          <draw:text-box>
            <text:p text:style-name="P5"><text:span text:style-name="T9">R1</text:span></text:p>
          </draw:text-box>
        </draw:frame>
        <draw:custom-shape draw:style-name="gr13" draw:text-style-name="P8" draw:id="id96" draw:layer="layout" svg:width="3.024cm" svg:height="11.339cm" svg:x="14.788cm" svg:y="3.686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id="id97" draw:layer="layout" svg:x1="14.788cm" svg:y1="8.504cm" svg:x2="11.812cm" svg:y2="8.457cm">
          <text:p/>
        </draw:line>
        <draw:custom-shape draw:style-name="gr10" draw:text-style-name="P13" draw:id="id103" draw:layer="layout" svg:width="1.981cm" svg:height="1.464cm" svg:x="1.505cm" svg:y="11.28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4" draw:layer="layout" svg:width="1.98cm" svg:height="1.464cm" svg:x="3.601cm" svg:y="11.284cm">
          <text:p text:style-name="P13">e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5" draw:layer="layout" svg:width="1.98cm" svg:height="1.464cm" svg:x="5.691cm" svg:y="11.284cm">
          <text:p text:style-name="P13">h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6" draw:layer="layout" svg:width="1.981cm" svg:height="1.464cm" svg:x="7.753cm" svg:y="11.284cm">
          <text:p text:style-name="P13">k</text:p>
          <draw:enhanced-geometry svg:viewBox="0 0 21600 21600" draw:type="rectangle" draw:enhanced-path="M 0 0 L 21600 0 21600 21600 0 21600 0 0 Z N"/>
        </draw:custom-shape>
        <draw:frame draw:style-name="gr9" draw:text-style-name="P17" draw:id="id107" draw:layer="layout" svg:width="2.929cm" svg:height="1.432cm" svg:x="10.073cm" svg:y="11.307cm">
          <draw:text-box>
            <text:p text:style-name="P5"><text:span text:style-name="T9">R2</text:span></text:p>
          </draw:text-box>
        </draw:frame>
        <draw:custom-shape draw:style-name="gr10" draw:text-style-name="P13" draw:id="id108" draw:layer="layout" svg:width="1.981cm" svg:height="1.464cm" svg:x="1.506cm" svg:y="14.784cm">
          <text:p text:style-name="P13">c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09" draw:layer="layout" svg:width="1.98cm" svg:height="1.464cm" svg:x="3.602cm" svg:y="14.784cm">
          <text:p text:style-name="P13">f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10" draw:layer="layout" svg:width="1.98cm" svg:height="1.464cm" svg:x="5.692cm" svg:y="14.784cm">
          <text:p text:style-name="P13">i</text:p>
          <draw:enhanced-geometry svg:viewBox="0 0 21600 21600" draw:type="rectangle" draw:enhanced-path="M 0 0 L 21600 0 21600 21600 0 21600 0 0 Z N"/>
        </draw:custom-shape>
        <draw:custom-shape draw:style-name="gr10" draw:text-style-name="P13" draw:id="id111" draw:layer="layout" svg:width="1.981cm" svg:height="1.464cm" svg:x="7.754cm" svg:y="14.784cm">
          <text:p text:style-name="P13">l</text:p>
          <draw:enhanced-geometry svg:viewBox="0 0 21600 21600" draw:type="rectangle" draw:enhanced-path="M 0 0 L 21600 0 21600 21600 0 21600 0 0 Z N"/>
        </draw:custom-shape>
        <draw:frame draw:style-name="gr9" draw:text-style-name="P17" draw:id="id112" draw:layer="layout" svg:width="2.929cm" svg:height="1.432cm" svg:x="10.074cm" svg:y="14.807cm">
          <draw:text-box>
            <text:p text:style-name="P5"><text:span text:style-name="T9">R3</text:span></text:p>
          </draw:text-box>
        </draw:frame>
        <draw:custom-shape draw:style-name="gr11" draw:text-style-name="P14" draw:id="id113" draw:layer="layout" svg:width="1.512cm" svg:height="1.464cm" svg:x="4.929cm" svg:y="9.388cm">
          <text:p text:style-name="P14"><text:span text:style-name="T7">=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id="id114" draw:layer="layout" svg:width="1.512cm" svg:height="1.464cm" svg:x="5.053cm" svg:y="12.848cm">
          <text:p text:style-name="P14"><text:span text:style-name="T7">+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6" smil:type="fade" smil:subtype="crossfade" smil:mode="out"/>
                  <anim:set smil:begin="1.999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7" smil:type="fade" smil:subtype="crossfade" smil:mode="out"/>
                  <anim:set smil:begin="0.9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7" smil:attributeName="visibility" smil:to="visible"/>
                  <anim:transitionFilter smil:dur="1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3" smil:attributeName="visibility" smil:to="visible"/>
                  <anim:transitionFilter smil:dur="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6" draw:id="id115" draw:layer="layout" svg:width="24.5cm" svg:height="6.156cm" svg:x="1.5cm" svg:y="3.8cm">
          <draw:text-box>
            <text:p text:style-name="P5"><text:span text:style-name="T2">SIMDization / Vectorization Advantage</text:span></text:p>
            <text:p text:style-name="P5"><text:span text:style-name="T2"/></text:p>
            <text:list text:style-name="L2">
              <text:list-item>
                <text:p text:style-name="P5"><text:span text:style-name="T2"><text:s text:c="2"/></text:span><text:span text:style-name="T2">Speed !</text:span></text:p>
                <text:p text:style-name="P5"><text:span text:style-name="T2"/></text:p>
              </text:list-item>
              <text:list-item>
                <text:p text:style-name="P5"><text:span text:style-name="T2"><text:s text:c="2"/></text:span><text:span text:style-name="T2">Smaller Code.</text:span></text:p>
              </text:list-item>
            </text:list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5" smil:attributeName="visibility" smil:to="visible"/>
                  <anim:transitionFilter smil:dur="1s" smil:targetElement="id1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6" draw:id="id116" draw:layer="layout" svg:width="26.459cm" svg:height="12.229cm" svg:x="0.992cm" svg:y="3.3cm">
          <draw:text-box>
            <text:p text:style-name="P5"><text:span text:style-name="T2">This project is divided into 4 phases</text:span></text:p>
            <text:p text:style-name="P5"><text:span text:style-name="T2"/></text:p>
            <text:p text:style-name="P5"><text:span text:style-name="T2">1</text:span><text:span text:style-name="T10">st</text:span><text:span text:style-name="T11"> </text:span><text:span text:style-name="T12">phase : <text:s/>Constructing DAG and Topological Sort</text:span></text:p>
            <text:p text:style-name="P5"><text:span text:style-name="T12"/></text:p>
            <text:p text:style-name="P5"><text:span text:style-name="T12">2</text:span><text:span text:style-name="T10">nd</text:span><text:span text:style-name="T11"> </text:span><text:span text:style-name="T12">phase : <text:s/>K-tiling </text:span></text:p>
            <text:p text:style-name="P5"><text:span text:style-name="T12"/></text:p>
            <text:p text:style-name="P5"><text:span text:style-name="T12">3</text:span><text:span text:style-name="T10">rd</text:span><text:span text:style-name="T12"> phase : <text:s/>Finding Best Cost using Dynamic </text:span></text:p>
            <text:p text:style-name="P5"><text:span text:style-name="T12"><text:s text:c="20"/></text:span><text:span text:style-name="T12">Programming</text:span></text:p>
            <text:p text:style-name="P5"><text:span text:style-name="T12"/></text:p>
            <text:p text:style-name="P5"><text:span text:style-name="T12">4</text:span><text:span text:style-name="T10">th</text:span><text:span text:style-name="T12"> phase : <text:s/>Generating Code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Project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6" smil:attributeName="visibility" smil:to="visible"/>
                  <anim:transitionFilter smil:dur="1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6" draw:id="id117" draw:layer="layout" svg:width="26.459cm" svg:height="9.699cm" svg:x="0.992cm" svg:y="3.3cm">
          <draw:text-box>
            <text:p text:style-name="P5"><text:span text:style-name="T2">First Phase:</text:span></text:p>
            <text:p text:style-name="P5"><text:span text:style-name="T2"><text:s text:c="8"/></text:span></text:p>
            <text:p text:style-name="P5"><text:span text:style-name="T2"><text:tab/></text:span><text:span text:style-name="T2">Construction of DAG using DEF-USE chain.</text:span></text:p>
            <text:p text:style-name="P5"><text:span text:style-name="T2"><text:tab/></text:span></text:p>
            <text:p text:style-name="P5"><text:span text:style-name="T2"><text:tab/></text:span><text:span text:style-name="T2">Topological Sorting. <text:s/>(Resolving Dependencies)</text:span></text:p>
            <text:p text:style-name="P5"><text:span text:style-name="T2"/></text:p>
            <text:p text:style-name="P5"><text:span text:style-name="T2"><text:tab/></text:span><text:span text:style-name="T2">Creating Levels</text:span><text:span text:style-name="T2"><text:tab/></text:span></text:p>
            <text:p text:style-name="P5"><text:span text:style-name="T2"><text:tab/></text:span><text:span text:style-name="T2"><text:tab/></text:span><text:span text:style-name="T2"> 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Project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7" smil:attributeName="visibility" smil:to="visible"/>
                  <anim:transitionFilter smil:dur="1s" smil:targetElement="id1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6" draw:id="id118" draw:layer="layout" svg:width="26.459cm" svg:height="8.518cm" svg:x="0.992cm" svg:y="3.3cm">
          <draw:text-box>
            <text:p text:style-name="P5"><text:span text:style-name="T2">Second Phase: (k-tiling)</text:span></text:p>
            <text:p text:style-name="P5"><text:span text:style-name="T2"/></text:p>
            <text:p text:style-name="P18"><text:span text:style-name="T2"><text:s text:c="3"/></text:span><text:span text:style-name="T2">K-tiles are group of isomorphic (Similar) instructions. <text:s/>K-tiles are generated at each level for variables Ks (2&lt;= k &lt;= 4). i.e. Different Possible combination of isomorphics instructions.</text:span></text:p>
            <text:p text:style-name="P5"><text:span text:style-name="T2"><text:tab/></text:span><text:span text:style-name="T2"><text:tab/></text:span><text:span text:style-name="T2"> 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Project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6" draw:id="id119" draw:layer="layout" svg:width="26.459cm" svg:height="6.156cm" svg:x="0.992cm" svg:y="3.3cm">
          <draw:text-box>
            <text:p text:style-name="P5"><text:span text:style-name="T2">Third Phase:</text:span></text:p>
            <text:p text:style-name="P5"><text:span text:style-name="T2"/></text:p>
            <text:p text:style-name="P18"><text:span text:style-name="T2"><text:s text:c="3"/></text:span><text:span text:style-name="T2">Find best cost of basic block using Dynamic programming, starting with the scost (scalar cost). </text:span></text:p>
            <text:p text:style-name="P5"><text:span text:style-name="T2"><text:tab/></text:span><text:span text:style-name="T2"><text:tab/></text:span><text:span text:style-name="T2"> 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Project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6" draw:id="id120" draw:layer="layout" svg:width="26.459cm" svg:height="6.156cm" svg:x="0.992cm" svg:y="3.3cm">
          <draw:text-box>
            <text:p text:style-name="P5"><text:span text:style-name="T2">Fourth Phase:</text:span></text:p>
            <text:p text:style-name="P5"><text:span text:style-name="T2"/></text:p>
            <text:p text:style-name="P18"><text:span text:style-name="T2"><text:s text:c="6"/></text:span><text:span text:style-name="T2">Emitting Optimized IR code. This consists of a mix of vector operations along with scalar operations. Hence the name “Partial Simdization”.</text:span></text:p>
          </draw:text-box>
        </draw:frame>
        <draw:frame draw:style-name="gr1" draw:text-style-name="P3" draw:layer="layout" svg:width="10cm" svg:height="1.631cm" svg:x="9.4cm" svg:y="0.569cm">
          <draw:text-box>
            <text:p text:style-name="P2"><text:span text:style-name="T1">Project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6" draw:id="id121" draw:layer="layout" svg:width="26.459cm" svg:height="3.794cm" svg:x="0.992cm" svg:y="5.143cm">
          <draw:text-box>
            <text:p text:style-name="P5"><text:span text:style-name="T2"><text:s text:c="2"/></text:span><text:span text:style-name="T2">Vectors,</text:span><text:span text:style-name="T2"><text:tab/></text:span><text:span text:style-name="T2"> </text:span><text:span text:style-name="T2"><text:tab/></text:span><text:span text:style-name="T2">Map, </text:span><text:span text:style-name="T2"><text:tab/></text:span><text:span text:style-name="T2"><text:tab/></text:span><text:span text:style-name="T2">Multimap, <text:s/></text:span><text:span text:style-name="T2"><text:tab/></text:span><text:span text:style-name="T2"><text:tab/></text:span><text:span text:style-name="T2">Stack, </text:span><text:span text:style-name="T2"><text:tab/></text:span></text:p>
            <text:p text:style-name="P5"><text:span text:style-name="T2"/></text:p>
            <text:p text:style-name="P5"><text:span text:style-name="T2">DEF-USE Chains.</text:span></text:p>
          </draw:text-box>
        </draw:frame>
        <draw:frame draw:style-name="gr1" draw:text-style-name="P3" draw:layer="layout" svg:width="10cm" svg:height="3.011cm" svg:x="9.4cm" svg:y="0.569cm">
          <draw:text-box>
            <text:p text:style-name="P1"><text:span text:style-name="T1">Data Structures U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20" draw:layer="layout" svg:width="15.358cm" svg:height="4.189cm" svg:x="8.174cm" svg:y="7.469cm">
          <draw:text-box>
            <text:p text:style-name="P19"><text:span text:style-name="T13">THANK YOU :)</text:span></text:p>
            <text:p text:style-name="P19"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adeep </meta:initial-creator>
    <meta:creation-date>2013-04-02T09:36:05</meta:creation-date>
    <meta:editing-duration>PT02H57M31S</meta:editing-duration>
    <meta:editing-cycles>97</meta:editing-cycles>
    <dc:date>2013-04-02T12:33:33</dc:date>
    <dc:creator>pradeep </dc:creator>
    <meta:generator>OpenOffice.org/3.2$Linux OpenOffice.org_project/320m12$Build-9483</meta:generator>
    <meta:document-statistic meta:object-count="258"/>
  </office:meta>
</office:document-meta>
</file>